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ilha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titulo1</text:p>
          </table:table-cell>
          <table:table-cell office:value-type="string">
            <text:p>titulo2</text:p>
          </table:table-cell>
          <table:table-cell office:value-type="string">
            <text:p>titulo3</text:p>
          </table:table-cell>
          <table:table-cell office:value-type="string">
            <text:p>titulo4</text:p>
          </table:table-cell>
          <table:table-cell office:value-type="string">
            <text:p>titulo5</text:p>
          </table:table-cell>
        </table:table-row>
        <table:table-row>
          <table:table-cell office:value="1" office:value-type="float"/>
          <table:table-cell office:value-type="string">
            <text:p>Cont1.1</text:p>
          </table:table-cell>
          <table:table-cell office:value-type="string">
            <text:p>Cont1.2</text:p>
          </table:table-cell>
          <table:table-cell office:value-type="string">
            <text:p>Cont1.3</text:p>
          </table:table-cell>
          <table:table-cell office:value-type="string">
            <text:p>Cont1.4</text:p>
          </table:table-cell>
          <table:table-cell office:value-type="string">
            <text:p>Cont1.5</text:p>
          </table:table-cell>
        </table:table-row>
        <table:table-row>
          <table:table-cell office:value="2" office:value-type="float"/>
          <table:table-cell office:value-type="string">
            <text:p>Cont2.1</text:p>
          </table:table-cell>
          <table:table-cell office:value-type="string">
            <text:p>Cont2.2</text:p>
          </table:table-cell>
          <table:table-cell office:value-type="string">
            <text:p>Cont2.3</text:p>
          </table:table-cell>
          <table:table-cell office:value-type="string">
            <text:p>Cont2.4</text:p>
          </table:table-cell>
          <table:table-cell office:value-type="string">
            <text:p>Cont2.5</text:p>
          </table:table-cell>
        </table:table-row>
        <table:table-row>
          <table:table-cell office:value="3" office:value-type="float"/>
          <table:table-cell office:value-type="string">
            <text:p>Cont3.1</text:p>
          </table:table-cell>
          <table:table-cell office:value-type="string">
            <text:p>Cont3.2</text:p>
          </table:table-cell>
          <table:table-cell office:value-type="string">
            <text:p>Cont3.3</text:p>
          </table:table-cell>
          <table:table-cell office:value-type="string">
            <text:p>Cont3.4</text:p>
          </table:table-cell>
          <table:table-cell office:value-type="string">
            <text:p>Cont3.5</text:p>
          </table:table-cell>
        </table:table-row>
        <table:table-row>
          <table:table-cell office:value="4" office:value-type="float"/>
          <table:table-cell office:value-type="string">
            <text:p>Cont4.1</text:p>
          </table:table-cell>
          <table:table-cell office:value-type="string">
            <text:p>Cont4.2</text:p>
          </table:table-cell>
          <table:table-cell office:value-type="string">
            <text:p>Cont4.3</text:p>
          </table:table-cell>
          <table:table-cell office:value-type="string">
            <text:p>Cont4.4</text:p>
          </table:table-cell>
          <table:table-cell office:value-type="string">
            <text:p>Cont4.5</text:p>
          </table:table-cell>
        </table:table-row>
        <table:table-row>
          <table:table-cell office:value="5" office:value-type="float"/>
          <table:table-cell office:value-type="string">
            <text:p>Cont5.1</text:p>
          </table:table-cell>
          <table:table-cell office:value-type="string">
            <text:p>Cont5.2</text:p>
          </table:table-cell>
          <table:table-cell office:value-type="string">
            <text:p>Cont5.3</text:p>
          </table:table-cell>
          <table:table-cell office:value-type="string">
            <text:p>Cont5.4</text:p>
          </table:table-cell>
          <table:table-cell office:value-type="string">
            <text:p>Cont5.5</text:p>
          </table:table-cell>
        </table:table-row>
        <table:table-row>
          <table:table-cell office:value="6" office:value-type="float"/>
          <table:table-cell office:value-type="string">
            <text:p>Cont6.1</text:p>
          </table:table-cell>
          <table:table-cell office:value-type="string">
            <text:p>Cont6.2</text:p>
          </table:table-cell>
          <table:table-cell office:value-type="string">
            <text:p>Cont6.3</text:p>
          </table:table-cell>
          <table:table-cell office:value-type="string">
            <text:p>Cont6.4</text:p>
          </table:table-cell>
          <table:table-cell office:value-type="string">
            <text:p>Cont6.5</text:p>
          </table:table-cell>
        </table:table-row>
        <table:table-row>
          <table:table-cell office:value="7" office:value-type="float"/>
          <table:table-cell office:value-type="string">
            <text:p>6</text:p>
          </table:table-cell>
          <table:table-cell office:value-type="string">
            <text:p>66</text:p>
          </table:table-cell>
          <table:table-cell office:value-type="string">
            <text:p>666</text:p>
          </table:table-cell>
          <table:table-cell office:value-type="string">
            <text:p>6666</text:p>
          </table:table-cell>
          <table:table-cell office:value-type="string">
            <text:p>67</text:p>
          </table:table-cell>
        </table:table-row>
        <table:table-row>
          <table:table-cell office:value="8" office:value-type="float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="9" office:value-type="float"/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1T23:47:59.777150</meta:creation-date>
    <dc:date>2023-02-11T23:47:59.787028</dc:date>
    <meta:generator>http://pypi.python.org/pypi/ezodf/0.1.0$Python3.9.13 (main, Aug 25 2022, 23:26:10) 
[GCC 11.2.0]</meta:generator>
    <meta:document-statistic/>
    <meta:editing-cycles>1</meta:editing-cycles>
  </office:meta>
</office:document-meta>
</file>